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0329" officeooo:paragraph-rsid="001a0329"/>
    </style:style>
    <style:style style:name="P2" style:family="paragraph" style:parent-style-name="Standard" style:list-style-name="L1">
      <style:text-properties officeooo:rsid="001a0329" officeooo:paragraph-rsid="001a0329"/>
    </style:style>
    <style:style style:name="P3" style:family="paragraph" style:parent-style-name="Standard">
      <style:text-properties officeooo:rsid="001b96c7" officeooo:paragraph-rsid="001b96c7"/>
    </style:style>
    <style:style style:name="P4" style:family="paragraph" style:parent-style-name="Standard">
      <style:text-properties officeooo:rsid="001c03fd" officeooo:paragraph-rsid="001c03fd"/>
    </style:style>
    <style:style style:name="P5" style:family="paragraph" style:parent-style-name="Standard">
      <style:text-properties officeooo:rsid="001ce4b1" officeooo:paragraph-rsid="001ce4b1"/>
    </style:style>
    <style:style style:name="P6" style:family="paragraph" style:parent-style-name="Standard">
      <style:text-properties officeooo:paragraph-rsid="001ce4b1"/>
    </style:style>
    <style:style style:name="P7" style:family="paragraph" style:parent-style-name="Standard">
      <style:text-properties officeooo:rsid="001d0209" officeooo:paragraph-rsid="001d0209"/>
    </style:style>
    <style:style style:name="P8" style:family="paragraph" style:parent-style-name="Standard">
      <style:text-properties officeooo:rsid="001e6381" officeooo:paragraph-rsid="001e6381"/>
    </style:style>
    <style:style style:name="P9" style:family="paragraph" style:parent-style-name="Standard" style:list-style-name="L3">
      <style:text-properties officeooo:rsid="001fc709" officeooo:paragraph-rsid="001fc709"/>
    </style:style>
    <style:style style:name="P10" style:family="paragraph" style:parent-style-name="Standard" style:list-style-name="L1">
      <style:text-properties officeooo:rsid="002039bd" officeooo:paragraph-rsid="002039bd"/>
    </style:style>
    <style:style style:name="T1" style:family="text">
      <style:text-properties officeooo:rsid="001ce4b1"/>
    </style:style>
    <style:style style:name="T2" style:family="text">
      <style:text-properties officeooo:rsid="001fc709"/>
    </style:style>
    <style:style style:name="T3" style:family="text">
      <style:text-properties officeooo:rsid="0021b0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LO setup:</text:p>
      <text:list xml:id="list3028280030" text:style-name="L1">
        <text:list-item>
          <text:p text:style-name="P2">Copy yolo folder</text:p>
        </text:list-item>
        <text:list-item>
          <text:p text:style-name="P2">edit all directories in full_yolo.data to the directories where you saved the files</text:p>
        </text:list-item>
        <text:list-item>
          <text:p text:style-name="P2">edit directories of cfg, data and weight file in yolo.py </text:p>
        </text:list-item>
        <text:list-item>
          <text:p text:style-name="P10">edit directories for camera_calibration in processing.py</text:p>
        </text:list-item>
        <text:list-item>
          <text:p text:style-name="P2">run test.py</text:p>
        </text:list-item>
      </text:list>
      <text:p text:style-name="P1"/>
      <text:p text:style-name="P3">You might encounter library errors. Check if you have all the libraries stated in <text:a xlink:type="simple" xlink:href="https://github.com/RoboHubEindhoven-User/suii/tree/master/suii_vision" text:style-name="Internet_20_link" text:visited-style-name="Visited_20_Internet_20_Link">https://github.com/RoboHubEindhoven-User/suii/tree/master/suii_vision</text:a></text:p>
      <text:p text:style-name="P3"/>
      <text:p text:style-name="P4">for pip: sudo apt install python3-pip</text:p>
      <text:p text:style-name="P4">for pytorch: <text:a xlink:type="simple" xlink:href="https://pytorch.org/" text:style-name="Internet_20_link" text:visited-style-name="Visited_20_Internet_20_Link">https://pytorch.org/</text:a></text:p>
      <text:p text:style-name="P6"><text:span text:style-name="T1">for opencv: </text:span><text:bookmark text:name="pip-command"/>pip<text:span text:style-name="T1">3</text:span> install opencv-python</text:p>
      <text:p text:style-name="P5">for matplotlib: pip3 install matplotlib</text:p>
      <text:p text:style-name="P5">for tqdm: pip3 install tqdm</text:p>
      <text:p text:style-name="P7">for pyrealsense2: pip3 install pyrealsense2<text:span text:style-name="T2">==2.24.0.950 </text:span></text:p>
      <text:list xml:id="list1800403047" text:style-name="L3">
        <text:list-item>
          <text:p text:style-name="P9">Problem with newest pyrealsense2 versions (2.30) <text:span text:style-name="T3">so we use an older version</text:span></text:p>
        </text:list-item>
      </text:list>
      <text:p text:style-name="P8">for imutils: pip3 install imutils</text:p>
      <text:p text:style-name="P8"/>
      <text:p text:style-name="P8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09:31:54.250838236</meta:creation-date>
    <dc:date>2019-12-03T10:15:50.161641914</dc:date>
    <meta:editing-duration>PT43M51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03" meta:character-count="729" meta:non-whitespace-character-count="645"/>
  </office:meta>
</office:document-meta>
</file>